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5cm" svg:height="0.669cm" svg:x="1.254cm" svg:y="1.381cm">
          <text:p text:style-name="P1"><text:span text:style-name="T1">idxrefr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2.281cm">
          <text:p text:style-name="P1"><text:span text:style-name="T1">freemem_idexrefr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5cm" svg:height="0.669cm" svg:x="1.254cm" svg:y="3.181cm">
          <text:p text:style-name="P1"><text:span text:style-name="T1">restidx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5cm" svg:height="0.669cm" svg:x="1.254cm" svg:y="4.081cm">
          <text:p text:style-name="P1"><text:span text:style-name="T1">saveidxref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8-03T14:07:51.901723187</dc:date>
    <meta:editing-duration>P0D</meta:editing-duration>
    <meta:editing-cycles>4</meta:editing-cycles>
    <meta:generator>LibreOffice/4.2.8.2$Linux_X86_64 LibreOffice_project/420m0$Build-2</meta:generator>
    <meta:document-statistic meta:object-count="4"/>
  </office:meta>
</office:document-meta>
</file>